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44.11mm"/>
    </style:style>
    <style:style style:name="co6" style:family="table-column">
      <style:table-column-properties fo:break-before="auto" style:column-width="44.38mm"/>
    </style:style>
    <style:style style:name="co7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iteraciones (do-while)</text:p>
          </table:table-cell>
          <table:table-cell office:value-type="string" calcext:value-type="string">
            <text:p>Load cost</text:p>
          </table:table-cell>
          <table:table-cell office:value-type="string" calcext:value-type="string">
            <text:p>Balance cost</text:p>
          </table:table-cell>
          <table:table-cell office:value-type="string" calcext:value-type="string">
            <text:p>Process move cost</text:p>
          </table:table-cell>
          <table:table-cell office:value-type="string" calcext:value-type="string">
            <text:p>Service move cost</text:p>
          </table:table-cell>
          <table:table-cell office:value-type="string" calcext:value-type="string">
            <text:p>Machine move cost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1011730" calcext:value-type="float">
            <text:p>31011730</text:p>
          </table:table-cell>
          <table:table-cell office:value-type="float" office:value="14648280" calcext:value-type="float">
            <text:p>1464828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00" calcext:value-type="float">
            <text:p>3400</text:p>
          </table:table-cell>
          <table:table-cell table:formula="of:=SUM([.C2:.G2])" office:value-type="float" office:value="45663454" calcext:value-type="float">
            <text:p>456634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011730" calcext:value-type="float">
            <text:p>31011730</text:p>
          </table:table-cell>
          <table:table-cell office:value-type="float" office:value="14656100" calcext:value-type="float">
            <text:p>1465610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00" calcext:value-type="float">
            <text:p>3400</text:p>
          </table:table-cell>
          <table:table-cell table:formula="of:=SUM([.C3:.G3])" office:value-type="float" office:value="45671274" calcext:value-type="float">
            <text:p>4567127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78206370" calcext:value-type="float">
            <text:p>87820637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0" calcext:value-type="float">
            <text:p>20</text:p>
          </table:table-cell>
          <table:table-cell office:value-type="float" office:value="24900" calcext:value-type="float">
            <text:p>24900</text:p>
          </table:table-cell>
          <table:table-cell table:formula="of:=SUM([.C4:.G4])" office:value-type="float" office:value="878231513" calcext:value-type="float">
            <text:p>878231513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78206370" calcext:value-type="float">
            <text:p>87820637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0" calcext:value-type="float">
            <text:p>20</text:p>
          </table:table-cell>
          <table:table-cell office:value-type="float" office:value="23000" calcext:value-type="float">
            <text:p>23000</text:p>
          </table:table-cell>
          <table:table-cell table:formula="of:=SUM([.C5:.G5])" office:value-type="float" office:value="878229613" calcext:value-type="float">
            <text:p>8782296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83383480" calcext:value-type="float">
            <text:p>58338348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SUM([.C6:.G6])" office:value-type="float" office:value="583384496" calcext:value-type="float">
            <text:p>58338449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3383480" calcext:value-type="float">
            <text:p>58338348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table:formula="of:=SUM([.C7:.G7])" office:value-type="float" office:value="583384296" calcext:value-type="float">
            <text:p>58338429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7932220" calcext:value-type="float">
            <text:p>327932220</text:p>
          </table:table-cell>
          <table:table-cell office:value-type="float" office:value="252024090" calcext:value-type="float">
            <text:p>252024090</text:p>
          </table:table-cell>
          <table:table-cell office:value-type="float" office:value="174" calcext:value-type="float">
            <text:p>174</text:p>
          </table:table-cell>
          <table:table-cell office:value-type="float" office:value="90" calcext:value-type="float">
            <text:p>90</text:p>
          </table:table-cell>
          <table:table-cell office:value-type="float" office:value="34800" calcext:value-type="float">
            <text:p>34800</text:p>
          </table:table-cell>
          <table:table-cell table:formula="of:=SUM([.C8:.G8])" office:value-type="float" office:value="579991374" calcext:value-type="float">
            <text:p>57999137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28372740" calcext:value-type="float">
            <text:p>328372740</text:p>
          </table:table-cell>
          <table:table-cell office:value-type="float" office:value="254356850" calcext:value-type="float">
            <text:p>254356850</text:p>
          </table:table-cell>
          <table:table-cell office:value-type="float" office:value="188" calcext:value-type="float">
            <text:p>188</text:p>
          </table:table-cell>
          <table:table-cell office:value-type="float" office:value="90" calcext:value-type="float">
            <text:p>90</text:p>
          </table:table-cell>
          <table:table-cell office:value-type="float" office:value="37600" calcext:value-type="float">
            <text:p>37600</text:p>
          </table:table-cell>
          <table:table-cell table:formula="of:=SUM([.C9:.G9])" office:value-type="float" office:value="582767468" calcext:value-type="float">
            <text:p>582767468</text:p>
          </table:table-cell>
          <table:table-cell table:formula="of:=[.H9]-28249" office:value-type="float" office:value="582739219" calcext:value-type="float">
            <text:p>582739219</text:p>
          </table:table-cell>
        </table:table-row>
        <table:table-row table:style-name="ro1">
          <table:table-cell table:number-columns-repeated="7"/>
          <table:table-cell table:formula="of:=SUM([.C10:.G1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SUM([.C11:.G1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SUM([.C12:.G1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SUM([.C13:.G1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SUM([.C14:.G1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SUM([.C15:.G1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SUM([.C16:.G16])" office:value-type="float" office:value="0" calcext:value-type="float">
            <text:p>0</text:p>
          </table:table-cell>
          <table:table-cell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C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9T17:58:41.733029302</meta:creation-date>
    <dc:date>2015-07-09T19:46:01.217082587</dc:date>
    <meta:editing-duration>PT1H1M38S</meta:editing-duration>
    <meta:editing-cycles>2</meta:editing-cycles>
    <meta:generator>LibreOffice/4.4.4.3$Linux_X86_64 LibreOffice_project/40m0$Build-3</meta:generator>
    <meta:document-statistic meta:table-count="1" meta:cell-count="80" meta:object-count="0"/>
  </office:meta>
</office:document-meta>
</file>